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5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5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5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8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neral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3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7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7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7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7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4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4"/>
          <table:table-cell table:style-name="ce32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+0x00C8</text:p>
          </table:table-cell>
          <table:table-cell table:style-name="ce32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0</text:p>
          </table:table-cell>
          <table:table-cell table:style-name="ce32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4</text:p>
          </table:table-cell>
          <table:table-cell table:style-name="ce32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8</text:p>
          </table:table-cell>
          <table:table-cell table:style-name="ce32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4"/>
          <table:table-cell table:style-name="ce32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2017-07-26</text:date>, <text:time>19:5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26T19:56:53</dc:date>
    <meta:editing-duration>P13DT4H51M43S</meta:editing-duration>
    <meta:editing-cycles>530</meta:editing-cycles>
    <meta:generator>OpenOffice/4.1.3$Win32 OpenOffice.org_project/413m1$Build-9783</meta:generator>
    <dc:creator>LH </dc:creator>
    <meta:document-statistic meta:table-count="12" meta:cell-count="3670" meta:object-count="0"/>
  </office:meta>
</office:document-meta>
</file>